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328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3.5cm"/>
    </style:style>
    <style:style style:name="co5" style:family="table-column">
      <style:table-column-properties fo:break-before="auto" style:column-width="0.91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85cm" fo:break-before="auto" style:use-optimal-row-height="tru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6cm" fo:break-before="page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>
      <style:table-cell-properties style:vertical-align="middle"/>
      <style:text-properties style:font-name="Ubuntu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Ubuntu" fo:font-size="10pt" style:font-size-asian="10pt" style:font-size-complex="10pt"/>
    </style:style>
    <style:style style:name="ce3" style:family="table-cell" style:parent-style-name="Default">
      <style:table-cell-properties style:vertical-align="middle"/>
      <style:text-properties style:font-name="Ubuntu" fo:font-size="10pt" style:font-size-asian="10pt" style:font-size-complex="10pt"/>
    </style:style>
    <style:style style:name="ce4" style:family="table-cell" style:parent-style-name="Default">
      <style:table-cell-properties fo:border-bottom="0.06pt solid #000000" fo:background-color="#ff00ff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 style:vertical-align="middle"/>
      <style:text-properties style:font-name="Ubuntu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font-name="Ubuntu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-bottom="0.06pt solid #000000" fo:background-color="#83caff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background-color="#ffff99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0.06pt solid #000000" style:vertical-align="middle"/>
      <style:text-properties style:font-name="Ubuntu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#ff00ff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Ubuntu"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83caff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-bottom="0.06pt solid #000000" fo:background-color="#ffff99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-bottom="none" fo:border-left="none" fo:border-right="none" fo:border-top="0.06pt solid #000000"/>
    </style:style>
    <style:style style:name="ce17" style:family="table-cell" style:parent-style-name="Default">
      <style:table-cell-properties fo:border-bottom="0.06pt solid #000000" fo:border-left="none" fo:border-right="none" fo:border-top="none"/>
    </style:style>
    <style:style style:name="ce18" style:family="table-cell" style:parent-style-name="Default" style:data-style-name="N113">
      <style:table-cell-properties style:vertical-align="middle"/>
      <style:text-properties style:font-name="Ubuntu" fo:font-size="10pt" style:font-size-asian="10pt" style:font-size-complex="10pt"/>
    </style:style>
    <style:style style:name="ce19" style:family="table-cell" style:parent-style-name="Default" style:data-style-name="N113">
      <style:table-cell-properties fo:border-bottom="0.06pt solid #000000" fo:background-color="#ff00ff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113">
      <style:table-cell-properties fo:border-bottom="0.06pt solid #000000" fo:border-left="none" fo:border-right="none" fo:border-top="none" style:vertical-align="middle"/>
      <style:text-properties style:font-name="Ubuntu" fo:font-size="10pt" style:font-size-asian="10pt" style:font-size-complex="10pt"/>
    </style:style>
    <style:style style:name="ce21" style:family="table-cell" style:parent-style-name="Default" style:data-style-name="N113">
      <style:table-cell-properties fo:border-bottom="0.06pt solid #000000" fo:background-color="#83caff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113">
      <style:table-cell-properties fo:border-bottom="0.06pt solid #000000" fo:background-color="#ffff99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 style:data-style-name="N113">
      <style:table-cell-properties fo:border-bottom="none" fo:border-left="none" fo:border-right="none" fo:border-top="0.06pt solid #000000" style:vertical-align="middle"/>
      <style:text-properties style:font-name="Ubuntu" fo:font-size="10pt" style:font-size-asian="10pt" style:font-size-complex="10pt"/>
    </style:style>
    <style:style style:name="ce24" style:family="table-cell" style:parent-style-name="Default" style:data-style-name="N113">
      <style:table-cell-properties fo:border="none" style:vertical-align="middle"/>
      <style:text-properties style:font-name="Ubuntu" fo:font-size="10pt" style:font-size-asian="10pt" style:font-size-complex="10pt"/>
    </style:style>
    <style:style style:name="ce25" style:family="table-cell" style:parent-style-name="Default" style:data-style-name="N113"/>
    <style:style style:name="ce26" style:family="table-cell" style:parent-style-name="Default" style:data-style-name="N113">
      <style:table-cell-properties fo:border-bottom="0.06pt solid #000000" fo:border-left="none" fo:border-right="none" fo:border-top="none"/>
    </style:style>
    <style:style style:name="ce27" style:family="table-cell" style:parent-style-name="Default" style:data-style-name="N115">
      <style:table-cell-properties fo:border-bottom="0.06pt solid #000000" fo:background-color="#ff00ff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115">
      <style:table-cell-properties fo:border-bottom="0.06pt solid #000000" fo:border-left="none" fo:border-right="none" fo:border-top="none" style:vertical-align="middle"/>
      <style:text-properties style:font-name="Ubuntu" fo:font-size="10pt" style:font-size-asian="10pt" style:font-size-complex="10pt"/>
    </style:style>
    <style:style style:name="ce29" style:family="table-cell" style:parent-style-name="Default" style:data-style-name="N115">
      <style:table-cell-properties fo:border-bottom="0.06pt solid #000000" fo:background-color="#83caff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115">
      <style:table-cell-properties fo:border-bottom="0.06pt solid #000000" fo:background-color="#ffff99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 style:data-style-name="N115">
      <style:table-cell-properties fo:border-bottom="none" fo:border-left="none" fo:border-right="none" fo:border-top="0.06pt solid #000000" style:vertical-align="middle"/>
      <style:text-properties style:font-name="Ubuntu" fo:font-size="10pt" style:font-size-asian="10pt" style:font-size-complex="10pt"/>
    </style:style>
    <style:style style:name="ce32" style:family="table-cell" style:parent-style-name="Default" style:data-style-name="N115">
      <style:table-cell-properties fo:border="none" style:vertical-align="middle"/>
      <style:text-properties style:font-name="Ubuntu" fo:font-size="10pt" style:font-size-asian="10pt" style:font-size-complex="10pt"/>
    </style:style>
    <style:style style:name="ce33" style:family="table-cell" style:parent-style-name="Default" style:data-style-name="N115"/>
    <style:style style:name="ce34" style:family="table-cell" style:parent-style-name="Default" style:data-style-name="N115">
      <style:table-cell-properties fo:border-bottom="0.06pt solid #000000" fo:border-left="none" fo:border-right="none" fo:border-top="none"/>
    </style:style>
    <style:style style:name="ce35" style:family="table-cell" style:parent-style-name="Default" style:data-style-name="N115">
      <style:table-cell-properties fo:border-bottom="0.06pt solid #000000" fo:background-color="#ff00ff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 style:data-style-name="N115">
      <style:table-cell-properties fo:border-bottom="0.06pt solid #000000" fo:background-color="#83caff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 style:data-style-name="N115">
      <style:table-cell-properties fo:border-bottom="0.06pt solid #000000" fo:background-color="#ffff99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 style:data-style-name="N115">
      <style:table-cell-properties fo:border-bottom="none" fo:border-left="none" fo:border-right="0.06pt solid #000000" fo:border-top="0.06pt solid #000000" style:vertical-align="middle"/>
      <style:text-properties style:font-name="Ubuntu" fo:font-size="10pt" style:font-size-asian="10pt" style:font-size-complex="10pt"/>
    </style:style>
    <style:style style:name="ce39" style:family="table-cell" style:parent-style-name="Default" style:data-style-name="N115">
      <style:table-cell-properties fo:border-bottom="none" fo:border-left="none" fo:border-right="0.06pt solid #000000" fo:border-top="none" style:vertical-align="middle"/>
      <style:text-properties style:font-name="Ubuntu" fo:font-size="10pt" style:font-size-asian="10pt" style:font-size-complex="10pt"/>
    </style:style>
    <style:style style:name="ce40" style:family="table-cell" style:parent-style-name="Default" style:data-style-name="N115">
      <style:table-cell-properties fo:border-bottom="none" fo:border-left="none" fo:border-right="0.06pt solid #000000" fo:border-top="none"/>
    </style:style>
    <style:style style:name="ce41" style:family="table-cell" style:parent-style-name="Default" style:data-style-name="N115">
      <style:table-cell-properties fo:border-bottom="0.06pt solid #000000" fo:border-left="none" fo:border-right="0.06pt solid #000000" fo:border-top="none"/>
    </style:style>
    <style:style style:name="ce42" style:family="table-cell" style:parent-style-name="Default">
      <style:table-cell-properties fo:border-bottom="0.06pt solid #000000" fo:background-color="#0084d1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order-bottom="0.06pt solid #000000" fo:background-color="#ff950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order-bottom="0.06pt solid #000000" fo:background-color="#00ff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order-bottom="0.06pt solid #000000" fo:background-color="#0084d1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0.06pt solid #000000" fo:background-color="#ff950e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fo:border-bottom="0.06pt solid #000000" fo:background-color="#00ff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116">
      <style:table-cell-properties fo:border-bottom="0.06pt solid #000000" fo:background-color="#0084d1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 style:data-style-name="N116">
      <style:table-cell-properties style:vertical-align="middle"/>
      <style:text-properties style:font-name="Ubuntu" fo:font-size="10pt" style:font-size-asian="10pt" style:font-size-complex="10pt"/>
    </style:style>
    <style:style style:name="ce50" style:family="table-cell" style:parent-style-name="Default" style:data-style-name="N116">
      <style:table-cell-properties fo:border-bottom="0.06pt solid #000000" fo:border-left="none" fo:border-right="none" fo:border-top="none" style:vertical-align="middle"/>
      <style:text-properties style:font-name="Ubuntu" fo:font-size="10pt" style:font-size-asian="10pt" style:font-size-complex="10pt"/>
    </style:style>
    <style:style style:name="ce51" style:family="table-cell" style:parent-style-name="Default" style:data-style-name="N116">
      <style:table-cell-properties fo:border-bottom="0.06pt solid #000000" fo:background-color="#ff950e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 style:data-style-name="N116">
      <style:table-cell-properties fo:border-bottom="0.06pt solid #000000" fo:background-color="#00ff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 style:data-style-name="N115">
      <style:table-cell-properties fo:border-bottom="0.06pt solid #000000" fo:background-color="#0084d1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115">
      <style:table-cell-properties fo:border-bottom="0.06pt solid #000000" fo:background-color="#ff950e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 style:data-style-name="N115">
      <style:table-cell-properties fo:border-bottom="0.06pt solid #000000" fo:background-color="#00ff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 style:data-style-name="N115">
      <style:table-cell-properties fo:border-bottom="0.06pt solid #000000" fo:background-color="#0084d1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 style:data-style-name="N115">
      <style:table-cell-properties fo:border-bottom="0.06pt solid #000000" fo:border-left="none" fo:border-right="0.06pt solid #000000" fo:border-top="none" style:vertical-align="middle"/>
      <style:text-properties style:font-name="Ubuntu" fo:font-size="10pt" style:font-size-asian="10pt" style:font-size-complex="10pt"/>
    </style:style>
    <style:style style:name="ce58" style:family="table-cell" style:parent-style-name="Default" style:data-style-name="N115">
      <style:table-cell-properties fo:border-bottom="0.06pt solid #000000" fo:background-color="#ff950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 style:data-style-name="N115">
      <style:table-cell-properties fo:border-bottom="0.06pt solid #000000" fo:background-color="#00ff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2" table:visibility="collapse" table:default-cell-style-name="ce3"/>
        <table:table-column table:style-name="co3" table:default-cell-style-name="ce18"/>
        <table:table-column table:style-name="co4" table:default-cell-style-name="ce1"/>
        <table:table-column table:style-name="co3" table:default-cell-style-name="ce18"/>
        <table:table-column table:style-name="co4" table:default-cell-style-name="ce1"/>
        <table:table-column table:style-name="co5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4" table:default-cell-style-name="ce3"/>
        <table:table-column table:style-name="co3" table:number-columns-repeated="1010" table:default-cell-style-name="ce3"/>
        <table:table-row table:style-name="ro1">
          <table:table-cell table:style-name="ce1" table:number-columns-repeated="3"/>
          <table:table-cell table:number-columns-repeated="4"/>
          <table:table-cell table:style-name="ce1"/>
          <table:table-cell table:style-name="ce2" table:number-columns-repeated="1016"/>
        </table:table-row>
        <table:table-row table:style-name="ro2">
          <table:table-cell table:style-name="ce2"/>
          <table:table-cell table:style-name="ce4" office:value-type="string" calcext:value-type="string">
            <text:p>|Matrix| </text:p>
          </table:table-cell>
          <table:table-cell table:style-name="ce12" office:value-type="string" calcext:value-type="string">
            <text:p>|Threads|</text:p>
          </table:table-cell>
          <table:table-cell table:style-name="ce19" office:value-type="string" calcext:value-type="string">
            <text:p>Time / manual </text:p>
          </table:table-cell>
          <table:table-cell table:style-name="ce27" office:value-type="string" calcext:value-type="string">
            <text:p>Inf Norm / manual </text:p>
          </table:table-cell>
          <table:table-cell table:style-name="ce19" office:value-type="string" calcext:value-type="string">
            <text:p>Time / dgemm </text:p>
          </table:table-cell>
          <table:table-cell table:style-name="ce35" office:value-type="string" calcext:value-type="string">
            <text:p>Inf Norm / dgemm </text:p>
          </table:table-cell>
          <table:table-cell table:style-name="ce2"/>
          <table:table-cell table:style-name="ce42" office:value-type="string" calcext:value-type="string">
            <text:p>|Matrix| </text:p>
          </table:table-cell>
          <table:table-cell table:style-name="ce45" office:value-type="string" calcext:value-type="string">
            <text:p>|Threads|</text:p>
          </table:table-cell>
          <table:table-cell table:style-name="ce48" office:value-type="string" calcext:value-type="string">
            <text:p>Time / Manual </text:p>
          </table:table-cell>
          <table:table-cell table:style-name="ce53" office:value-type="string" calcext:value-type="string">
            <text:p>Inf Norm / manual </text:p>
          </table:table-cell>
          <table:table-cell table:style-name="ce48" office:value-type="string" calcext:value-type="string">
            <text:p>Time / pThreads</text:p>
          </table:table-cell>
          <table:table-cell table:style-name="ce56" office:value-type="string" calcext:value-type="string">
            <text:p>Inf Norm / pThreads</text:p>
          </table:table-cell>
          <table:table-cell table:style-name="ce2" table:number-columns-repeated="1010"/>
        </table:table-row>
        <table:table-row table:style-name="ro3">
          <table:table-cell/>
          <table:table-cell table:style-name="ce5" office:value-type="float" office:value="50" calcext:value-type="float">
            <text:p>50</text:p>
          </table:table-cell>
          <table:table-cell/>
          <table:table-cell office:value-type="float" office:value="0.001259" calcext:value-type="float">
            <text:p>0.001259</text:p>
          </table:table-cell>
          <table:table-cell office:value-type="float" office:value="1625625" calcext:value-type="float">
            <text:p>1,625,625.0</text:p>
          </table:table-cell>
          <table:table-cell office:value-type="float" office:value="0.000283" calcext:value-type="float">
            <text:p>0.000283</text:p>
          </table:table-cell>
          <table:table-cell office:value-type="float" office:value="1625625" calcext:value-type="float">
            <text:p>1,625,625.0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49" office:value-type="float" office:value="0.001402" calcext:value-type="float">
            <text:p>0.001402</text:p>
          </table:table-cell>
          <table:table-cell table:style-name="ce1" office:value-type="float" office:value="1625625" calcext:value-type="float">
            <text:p>1,625,625.0</text:p>
          </table:table-cell>
          <table:table-cell table:style-name="ce49" office:value-type="float" office:value="0.00078" calcext:value-type="float">
            <text:p>0.000780</text:p>
          </table:table-cell>
          <table:table-cell table:style-name="ce39" office:value-type="float" office:value="1625625" calcext:value-type="float">
            <text:p>1,625,625.0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50" calcext:value-type="float">
            <text:p>50</text:p>
          </table:table-cell>
          <table:table-cell/>
          <table:table-cell office:value-type="float" office:value="0.002391" calcext:value-type="float">
            <text:p>0.002391</text:p>
          </table:table-cell>
          <table:table-cell office:value-type="float" office:value="1625625" calcext:value-type="float">
            <text:p>1,625,625.0</text:p>
          </table:table-cell>
          <table:table-cell office:value-type="float" office:value="0.000295" calcext:value-type="float">
            <text:p>0.000295</text:p>
          </table:table-cell>
          <table:table-cell office:value-type="float" office:value="1625625" calcext:value-type="float">
            <text:p>1,625,625.0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49" office:value-type="float" office:value="0.001404" calcext:value-type="float">
            <text:p>0.001404</text:p>
          </table:table-cell>
          <table:table-cell table:style-name="ce1" office:value-type="float" office:value="1625625" calcext:value-type="float">
            <text:p>1,625,625.0</text:p>
          </table:table-cell>
          <table:table-cell table:style-name="ce49" office:value-type="float" office:value="0.000777" calcext:value-type="float">
            <text:p>0.000777</text:p>
          </table:table-cell>
          <table:table-cell table:style-name="ce39" office:value-type="float" office:value="1625625" calcext:value-type="float">
            <text:p>1,625,625.0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50" calcext:value-type="float">
            <text:p>50</text:p>
          </table:table-cell>
          <table:table-cell/>
          <table:table-cell office:value-type="float" office:value="0.001297" calcext:value-type="float">
            <text:p>0.001297</text:p>
          </table:table-cell>
          <table:table-cell office:value-type="float" office:value="1625625" calcext:value-type="float">
            <text:p>1,625,625.0</text:p>
          </table:table-cell>
          <table:table-cell office:value-type="float" office:value="0.000287" calcext:value-type="float">
            <text:p>0.000287</text:p>
          </table:table-cell>
          <table:table-cell office:value-type="float" office:value="1625625" calcext:value-type="float">
            <text:p>1,625,625.0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49" office:value-type="float" office:value="0.001415" calcext:value-type="float">
            <text:p>0.001415</text:p>
          </table:table-cell>
          <table:table-cell table:style-name="ce1" office:value-type="float" office:value="1625625" calcext:value-type="float">
            <text:p>1,625,625.0</text:p>
          </table:table-cell>
          <table:table-cell table:style-name="ce49" office:value-type="float" office:value="0.000775" calcext:value-type="float">
            <text:p>0.000775</text:p>
          </table:table-cell>
          <table:table-cell table:style-name="ce39" office:value-type="float" office:value="1625625" calcext:value-type="float">
            <text:p>1,625,625.0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50" calcext:value-type="float">
            <text:p>50</text:p>
          </table:table-cell>
          <table:table-cell/>
          <table:table-cell office:value-type="float" office:value="0.001232" calcext:value-type="float">
            <text:p>0.001232</text:p>
          </table:table-cell>
          <table:table-cell office:value-type="float" office:value="1625625" calcext:value-type="float">
            <text:p>1,625,625.0</text:p>
          </table:table-cell>
          <table:table-cell office:value-type="float" office:value="0.00028" calcext:value-type="float">
            <text:p>0.000280</text:p>
          </table:table-cell>
          <table:table-cell office:value-type="float" office:value="1625625" calcext:value-type="float">
            <text:p>1,625,625.0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49" office:value-type="float" office:value="0.001408" calcext:value-type="float">
            <text:p>0.001408</text:p>
          </table:table-cell>
          <table:table-cell table:style-name="ce1" office:value-type="float" office:value="1625625" calcext:value-type="float">
            <text:p>1,625,625.0</text:p>
          </table:table-cell>
          <table:table-cell table:style-name="ce49" office:value-type="float" office:value="0.000938" calcext:value-type="float">
            <text:p>0.000938</text:p>
          </table:table-cell>
          <table:table-cell table:style-name="ce39" office:value-type="float" office:value="1625625" calcext:value-type="float">
            <text:p>1,625,625.0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50" calcext:value-type="float">
            <text:p>50</text:p>
          </table:table-cell>
          <table:table-cell/>
          <table:table-cell office:value-type="float" office:value="0.001216" calcext:value-type="float">
            <text:p>0.001216</text:p>
          </table:table-cell>
          <table:table-cell office:value-type="float" office:value="1625625" calcext:value-type="float">
            <text:p>1,625,625.0</text:p>
          </table:table-cell>
          <table:table-cell office:value-type="float" office:value="0.000291" calcext:value-type="float">
            <text:p>0.000291</text:p>
          </table:table-cell>
          <table:table-cell office:value-type="float" office:value="1625625" calcext:value-type="float">
            <text:p>1,625,625.0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49" office:value-type="float" office:value="0.001405" calcext:value-type="float">
            <text:p>0.001405</text:p>
          </table:table-cell>
          <table:table-cell table:style-name="ce1" office:value-type="float" office:value="1625625" calcext:value-type="float">
            <text:p>1,625,625.0</text:p>
          </table:table-cell>
          <table:table-cell table:style-name="ce49" office:value-type="float" office:value="0.000895" calcext:value-type="float">
            <text:p>0.000895</text:p>
          </table:table-cell>
          <table:table-cell table:style-name="ce39" office:value-type="float" office:value="1625625" calcext:value-type="float">
            <text:p>1,625,625.0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50" calcext:value-type="float">
            <text:p>50</text:p>
          </table:table-cell>
          <table:table-cell/>
          <table:table-cell office:value-type="float" office:value="0.001267" calcext:value-type="float">
            <text:p>0.001267</text:p>
          </table:table-cell>
          <table:table-cell office:value-type="float" office:value="1625625" calcext:value-type="float">
            <text:p>1,625,625.0</text:p>
          </table:table-cell>
          <table:table-cell office:value-type="float" office:value="0.000289" calcext:value-type="float">
            <text:p>0.000289</text:p>
          </table:table-cell>
          <table:table-cell office:value-type="float" office:value="1625625" calcext:value-type="float">
            <text:p>1,625,625.0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49" office:value-type="float" office:value="0.001412" calcext:value-type="float">
            <text:p>0.001412</text:p>
          </table:table-cell>
          <table:table-cell table:style-name="ce1" office:value-type="float" office:value="1625625" calcext:value-type="float">
            <text:p>1,625,625.0</text:p>
          </table:table-cell>
          <table:table-cell table:style-name="ce49" office:value-type="float" office:value="0.000936" calcext:value-type="float">
            <text:p>0.000936</text:p>
          </table:table-cell>
          <table:table-cell table:style-name="ce39" office:value-type="float" office:value="1625625" calcext:value-type="float">
            <text:p>1,625,625.0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100" calcext:value-type="float">
            <text:p>100</text:p>
          </table:table-cell>
          <table:table-cell/>
          <table:table-cell office:value-type="float" office:value="0.010098" calcext:value-type="float">
            <text:p>0.010098</text:p>
          </table:table-cell>
          <table:table-cell office:value-type="float" office:value="25502500" calcext:value-type="float">
            <text:p>25,502,500.0</text:p>
          </table:table-cell>
          <table:table-cell office:value-type="float" office:value="0.002294" calcext:value-type="float">
            <text:p>0.002294</text:p>
          </table:table-cell>
          <table:table-cell office:value-type="float" office:value="25502500" calcext:value-type="float">
            <text:p>25,502,500.0</text:p>
          </table:table-cell>
          <table:table-cell/>
          <table:table-cell table:style-name="ce5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49" office:value-type="float" office:value="0.011072" calcext:value-type="float">
            <text:p>0.011072</text:p>
          </table:table-cell>
          <table:table-cell table:style-name="ce1" office:value-type="float" office:value="25502500" calcext:value-type="float">
            <text:p>25,502,500.0</text:p>
          </table:table-cell>
          <table:table-cell table:style-name="ce49" office:value-type="float" office:value="0.002305" calcext:value-type="float">
            <text:p>0.002305</text:p>
          </table:table-cell>
          <table:table-cell table:style-name="ce39" office:value-type="float" office:value="25502500" calcext:value-type="float">
            <text:p>25,502,500.0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100" calcext:value-type="float">
            <text:p>100</text:p>
          </table:table-cell>
          <table:table-cell/>
          <table:table-cell office:value-type="float" office:value="0.010646" calcext:value-type="float">
            <text:p>0.010646</text:p>
          </table:table-cell>
          <table:table-cell office:value-type="float" office:value="25502500" calcext:value-type="float">
            <text:p>25,502,500.0</text:p>
          </table:table-cell>
          <table:table-cell office:value-type="float" office:value="0.002014" calcext:value-type="float">
            <text:p>0.002014</text:p>
          </table:table-cell>
          <table:table-cell office:value-type="float" office:value="25502500" calcext:value-type="float">
            <text:p>25,502,500.0</text:p>
          </table:table-cell>
          <table:table-cell/>
          <table:table-cell table:style-name="ce5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49" office:value-type="float" office:value="0.011012" calcext:value-type="float">
            <text:p>0.011012</text:p>
          </table:table-cell>
          <table:table-cell table:style-name="ce1" office:value-type="float" office:value="25502500" calcext:value-type="float">
            <text:p>25,502,500.0</text:p>
          </table:table-cell>
          <table:table-cell table:style-name="ce49" office:value-type="float" office:value="0.002738" calcext:value-type="float">
            <text:p>0.002738</text:p>
          </table:table-cell>
          <table:table-cell table:style-name="ce39" office:value-type="float" office:value="25502500" calcext:value-type="float">
            <text:p>25,502,500.0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100" calcext:value-type="float">
            <text:p>100</text:p>
          </table:table-cell>
          <table:table-cell/>
          <table:table-cell office:value-type="float" office:value="0.009306" calcext:value-type="float">
            <text:p>0.009306</text:p>
          </table:table-cell>
          <table:table-cell office:value-type="float" office:value="25502500" calcext:value-type="float">
            <text:p>25,502,500.0</text:p>
          </table:table-cell>
          <table:table-cell office:value-type="float" office:value="0.004446" calcext:value-type="float">
            <text:p>0.004446</text:p>
          </table:table-cell>
          <table:table-cell office:value-type="float" office:value="25502500" calcext:value-type="float">
            <text:p>25,502,500.0</text:p>
          </table:table-cell>
          <table:table-cell/>
          <table:table-cell table:style-name="ce5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49" office:value-type="float" office:value="0.011017" calcext:value-type="float">
            <text:p>0.011017</text:p>
          </table:table-cell>
          <table:table-cell table:style-name="ce1" office:value-type="float" office:value="25502500" calcext:value-type="float">
            <text:p>25,502,500.0</text:p>
          </table:table-cell>
          <table:table-cell table:style-name="ce49" office:value-type="float" office:value="0.002255" calcext:value-type="float">
            <text:p>0.002255</text:p>
          </table:table-cell>
          <table:table-cell table:style-name="ce39" office:value-type="float" office:value="25502500" calcext:value-type="float">
            <text:p>25,502,500.0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100" calcext:value-type="float">
            <text:p>100</text:p>
          </table:table-cell>
          <table:table-cell/>
          <table:table-cell office:value-type="float" office:value="0.009266" calcext:value-type="float">
            <text:p>0.009266</text:p>
          </table:table-cell>
          <table:table-cell office:value-type="float" office:value="25502500" calcext:value-type="float">
            <text:p>25,502,500.0</text:p>
          </table:table-cell>
          <table:table-cell office:value-type="float" office:value="0.001982" calcext:value-type="float">
            <text:p>0.001982</text:p>
          </table:table-cell>
          <table:table-cell office:value-type="float" office:value="25502500" calcext:value-type="float">
            <text:p>25,502,500.0</text:p>
          </table:table-cell>
          <table:table-cell/>
          <table:table-cell table:style-name="ce5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style-name="ce49" office:value-type="float" office:value="0.01101" calcext:value-type="float">
            <text:p>0.011010</text:p>
          </table:table-cell>
          <table:table-cell table:style-name="ce1" office:value-type="float" office:value="25502500" calcext:value-type="float">
            <text:p>25,502,500.0</text:p>
          </table:table-cell>
          <table:table-cell table:style-name="ce49" office:value-type="float" office:value="0.003405" calcext:value-type="float">
            <text:p>0.003405</text:p>
          </table:table-cell>
          <table:table-cell table:style-name="ce39" office:value-type="float" office:value="25502500" calcext:value-type="float">
            <text:p>25,502,500.0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100" calcext:value-type="float">
            <text:p>100</text:p>
          </table:table-cell>
          <table:table-cell/>
          <table:table-cell office:value-type="float" office:value="0.009307" calcext:value-type="float">
            <text:p>0.009307</text:p>
          </table:table-cell>
          <table:table-cell office:value-type="float" office:value="25502500" calcext:value-type="float">
            <text:p>25,502,500.0</text:p>
          </table:table-cell>
          <table:table-cell office:value-type="float" office:value="0.001979" calcext:value-type="float">
            <text:p>0.001979</text:p>
          </table:table-cell>
          <table:table-cell office:value-type="float" office:value="25502500" calcext:value-type="float">
            <text:p>25,502,500.0</text:p>
          </table:table-cell>
          <table:table-cell/>
          <table:table-cell table:style-name="ce5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style-name="ce49" office:value-type="float" office:value="0.011088" calcext:value-type="float">
            <text:p>0.011088</text:p>
          </table:table-cell>
          <table:table-cell table:style-name="ce1" office:value-type="float" office:value="25502500" calcext:value-type="float">
            <text:p>25,502,500.0</text:p>
          </table:table-cell>
          <table:table-cell table:style-name="ce49" office:value-type="float" office:value="0.003177" calcext:value-type="float">
            <text:p>0.003177</text:p>
          </table:table-cell>
          <table:table-cell table:style-name="ce39" office:value-type="float" office:value="25502500" calcext:value-type="float">
            <text:p>25,502,500.0</text:p>
          </table:table-cell>
          <table:table-cell table:number-columns-repeated="1010"/>
        </table:table-row>
        <table:table-row table:style-name="ro3">
          <table:table-cell/>
          <table:table-cell table:style-name="ce6" office:value-type="float" office:value="100" calcext:value-type="float">
            <text:p>100</text:p>
          </table:table-cell>
          <table:table-cell table:style-name="ce13"/>
          <table:table-cell table:style-name="ce20" office:value-type="float" office:value="0.009287" calcext:value-type="float">
            <text:p>0.009287</text:p>
          </table:table-cell>
          <table:table-cell table:style-name="ce28" office:value-type="float" office:value="25502500" calcext:value-type="float">
            <text:p>25,502,500.0</text:p>
          </table:table-cell>
          <table:table-cell table:style-name="ce20" office:value-type="float" office:value="0.001974" calcext:value-type="float">
            <text:p>0.001974</text:p>
          </table:table-cell>
          <table:table-cell table:style-name="ce28" office:value-type="float" office:value="25502500" calcext:value-type="float">
            <text:p>25,502,500.0</text:p>
          </table:table-cell>
          <table:table-cell/>
          <table:table-cell table:style-name="ce6" office:value-type="float" office:value="100" calcext:value-type="float">
            <text:p>100</text:p>
          </table:table-cell>
          <table:table-cell table:style-name="ce13" office:value-type="float" office:value="20" calcext:value-type="float">
            <text:p>20</text:p>
          </table:table-cell>
          <table:table-cell table:style-name="ce50" office:value-type="float" office:value="0.011006" calcext:value-type="float">
            <text:p>0.011006</text:p>
          </table:table-cell>
          <table:table-cell table:style-name="ce28" office:value-type="float" office:value="25502500" calcext:value-type="float">
            <text:p>25,502,500.0</text:p>
          </table:table-cell>
          <table:table-cell table:style-name="ce50" office:value-type="float" office:value="0.003435" calcext:value-type="float">
            <text:p>0.003435</text:p>
          </table:table-cell>
          <table:table-cell table:style-name="ce57" office:value-type="float" office:value="25502500" calcext:value-type="float">
            <text:p>25,502,500.0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|Matrix| </text:p>
          </table:table-cell>
          <table:table-cell table:style-name="ce14" office:value-type="string" calcext:value-type="string">
            <text:p>|Threads|</text:p>
          </table:table-cell>
          <table:table-cell table:style-name="ce21" office:value-type="string" calcext:value-type="string">
            <text:p>Time / manual </text:p>
          </table:table-cell>
          <table:table-cell table:style-name="ce29" office:value-type="string" calcext:value-type="string">
            <text:p>Inf Norm / manual </text:p>
          </table:table-cell>
          <table:table-cell table:style-name="ce21" office:value-type="string" calcext:value-type="string">
            <text:p>Time / dgemm </text:p>
          </table:table-cell>
          <table:table-cell table:style-name="ce36" office:value-type="string" calcext:value-type="string">
            <text:p>Inf Norm / dgemm </text:p>
          </table:table-cell>
          <table:table-cell/>
          <table:table-cell table:style-name="ce43" office:value-type="string" calcext:value-type="string">
            <text:p>|Matrix| </text:p>
          </table:table-cell>
          <table:table-cell table:style-name="ce46" office:value-type="string" calcext:value-type="string">
            <text:p>|Threads|</text:p>
          </table:table-cell>
          <table:table-cell table:style-name="ce51" office:value-type="string" calcext:value-type="string">
            <text:p>Time / manual </text:p>
          </table:table-cell>
          <table:table-cell table:style-name="ce54" office:value-type="string" calcext:value-type="string">
            <text:p>Inf Norm / manual </text:p>
          </table:table-cell>
          <table:table-cell table:style-name="ce51" office:value-type="string" calcext:value-type="string">
            <text:p>Time / pThreads</text:p>
          </table:table-cell>
          <table:table-cell table:style-name="ce58" office:value-type="string" calcext:value-type="string">
            <text:p>Inf Norm / pThreads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50" calcext:value-type="float">
            <text:p>50</text:p>
          </table:table-cell>
          <table:table-cell/>
          <table:table-cell office:value-type="float" office:value="0.001199" calcext:value-type="float">
            <text:p>0.001199</text:p>
          </table:table-cell>
          <table:table-cell office:value-type="float" office:value="89502" calcext:value-type="float">
            <text:p>89,502.0</text:p>
          </table:table-cell>
          <table:table-cell office:value-type="float" office:value="0.000275" calcext:value-type="float">
            <text:p>0.000275</text:p>
          </table:table-cell>
          <table:table-cell office:value-type="float" office:value="89502" calcext:value-type="float">
            <text:p>89,502.0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49" office:value-type="float" office:value="0.001409" calcext:value-type="float">
            <text:p>0.001409</text:p>
          </table:table-cell>
          <table:table-cell table:style-name="ce1" office:value-type="float" office:value="89502" calcext:value-type="float">
            <text:p>89,502.0</text:p>
          </table:table-cell>
          <table:table-cell table:style-name="ce49" office:value-type="float" office:value="0.001412" calcext:value-type="float">
            <text:p>0.001412</text:p>
          </table:table-cell>
          <table:table-cell table:style-name="ce39" office:value-type="float" office:value="83084" calcext:value-type="float">
            <text:p>83,084.0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50" calcext:value-type="float">
            <text:p>50</text:p>
          </table:table-cell>
          <table:table-cell/>
          <table:table-cell office:value-type="float" office:value="0.001742" calcext:value-type="float">
            <text:p>0.001742</text:p>
          </table:table-cell>
          <table:table-cell office:value-type="float" office:value="89502" calcext:value-type="float">
            <text:p>89,502.0</text:p>
          </table:table-cell>
          <table:table-cell office:value-type="float" office:value="0.000279" calcext:value-type="float">
            <text:p>0.000279</text:p>
          </table:table-cell>
          <table:table-cell office:value-type="float" office:value="89502" calcext:value-type="float">
            <text:p>89,502.0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49" office:value-type="float" office:value="0.001408" calcext:value-type="float">
            <text:p>0.001408</text:p>
          </table:table-cell>
          <table:table-cell table:style-name="ce1" office:value-type="float" office:value="89502" calcext:value-type="float">
            <text:p>89,502.0</text:p>
          </table:table-cell>
          <table:table-cell table:style-name="ce49" office:value-type="float" office:value="0.001331" calcext:value-type="float">
            <text:p>0.001331</text:p>
          </table:table-cell>
          <table:table-cell table:style-name="ce39" office:value-type="float" office:value="83084" calcext:value-type="float">
            <text:p>83,084.0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50" calcext:value-type="float">
            <text:p>50</text:p>
          </table:table-cell>
          <table:table-cell/>
          <table:table-cell office:value-type="float" office:value="0.001195" calcext:value-type="float">
            <text:p>0.001195</text:p>
          </table:table-cell>
          <table:table-cell office:value-type="float" office:value="89502" calcext:value-type="float">
            <text:p>89,502.0</text:p>
          </table:table-cell>
          <table:table-cell office:value-type="float" office:value="0.000278" calcext:value-type="float">
            <text:p>0.000278</text:p>
          </table:table-cell>
          <table:table-cell office:value-type="float" office:value="89502" calcext:value-type="float">
            <text:p>89,502.0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49" office:value-type="float" office:value="0.001413" calcext:value-type="float">
            <text:p>0.001413</text:p>
          </table:table-cell>
          <table:table-cell table:style-name="ce1" office:value-type="float" office:value="89502" calcext:value-type="float">
            <text:p>89,502.0</text:p>
          </table:table-cell>
          <table:table-cell table:style-name="ce49" office:value-type="float" office:value="0.001488" calcext:value-type="float">
            <text:p>0.001488</text:p>
          </table:table-cell>
          <table:table-cell table:style-name="ce39" office:value-type="float" office:value="83084" calcext:value-type="float">
            <text:p>83,084.0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100" calcext:value-type="float">
            <text:p>100</text:p>
          </table:table-cell>
          <table:table-cell/>
          <table:table-cell office:value-type="float" office:value="0.009499" calcext:value-type="float">
            <text:p>0.009499</text:p>
          </table:table-cell>
          <table:table-cell office:value-type="float" office:value="353266" calcext:value-type="float">
            <text:p>353,266.0</text:p>
          </table:table-cell>
          <table:table-cell office:value-type="float" office:value="0.001992" calcext:value-type="float">
            <text:p>0.001992</text:p>
          </table:table-cell>
          <table:table-cell office:value-type="float" office:value="353266" calcext:value-type="float">
            <text:p>353,266.0</text:p>
          </table:table-cell>
          <table:table-cell/>
          <table:table-cell table:style-name="ce5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49" office:value-type="float" office:value="0.011018" calcext:value-type="float">
            <text:p>0.011018</text:p>
          </table:table-cell>
          <table:table-cell table:style-name="ce1" office:value-type="float" office:value="353266" calcext:value-type="float">
            <text:p>353,266.0</text:p>
          </table:table-cell>
          <table:table-cell table:style-name="ce49" office:value-type="float" office:value="0.003031" calcext:value-type="float">
            <text:p>0.003031</text:p>
          </table:table-cell>
          <table:table-cell table:style-name="ce39" office:value-type="float" office:value="324244" calcext:value-type="float">
            <text:p>324,244.0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100" calcext:value-type="float">
            <text:p>100</text:p>
          </table:table-cell>
          <table:table-cell/>
          <table:table-cell office:value-type="float" office:value="0.009315" calcext:value-type="float">
            <text:p>0.009315</text:p>
          </table:table-cell>
          <table:table-cell office:value-type="float" office:value="353266" calcext:value-type="float">
            <text:p>353,266.0</text:p>
          </table:table-cell>
          <table:table-cell office:value-type="float" office:value="0.002046" calcext:value-type="float">
            <text:p>0.002046</text:p>
          </table:table-cell>
          <table:table-cell office:value-type="float" office:value="353266" calcext:value-type="float">
            <text:p>353,266.0</text:p>
          </table:table-cell>
          <table:table-cell/>
          <table:table-cell table:style-name="ce5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49" office:value-type="float" office:value="0.011017" calcext:value-type="float">
            <text:p>0.011017</text:p>
          </table:table-cell>
          <table:table-cell table:style-name="ce1" office:value-type="float" office:value="353266" calcext:value-type="float">
            <text:p>353,266.0</text:p>
          </table:table-cell>
          <table:table-cell table:style-name="ce49" office:value-type="float" office:value="0.002967" calcext:value-type="float">
            <text:p>0.002967</text:p>
          </table:table-cell>
          <table:table-cell table:style-name="ce39" office:value-type="float" office:value="328456" calcext:value-type="float">
            <text:p>328,456.0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100" calcext:value-type="float">
            <text:p>100</text:p>
          </table:table-cell>
          <table:table-cell/>
          <table:table-cell office:value-type="float" office:value="0.009298" calcext:value-type="float">
            <text:p>0.009298</text:p>
          </table:table-cell>
          <table:table-cell office:value-type="float" office:value="353266" calcext:value-type="float">
            <text:p>353,266.0</text:p>
          </table:table-cell>
          <table:table-cell office:value-type="float" office:value="0.002074" calcext:value-type="float">
            <text:p>0.002074</text:p>
          </table:table-cell>
          <table:table-cell office:value-type="float" office:value="353266" calcext:value-type="float">
            <text:p>353,266.0</text:p>
          </table:table-cell>
          <table:table-cell/>
          <table:table-cell table:style-name="ce5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49" office:value-type="float" office:value="0.011027" calcext:value-type="float">
            <text:p>0.011027</text:p>
          </table:table-cell>
          <table:table-cell table:style-name="ce1" office:value-type="float" office:value="353266" calcext:value-type="float">
            <text:p>353,266.0</text:p>
          </table:table-cell>
          <table:table-cell table:style-name="ce49" office:value-type="float" office:value="0.00341" calcext:value-type="float">
            <text:p>0.003410</text:p>
          </table:table-cell>
          <table:table-cell table:style-name="ce39" office:value-type="float" office:value="328456" calcext:value-type="float">
            <text:p>328,456.0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500" calcext:value-type="float">
            <text:p>500</text:p>
          </table:table-cell>
          <table:table-cell/>
          <table:table-cell office:value-type="float" office:value="3.24745" calcext:value-type="float">
            <text:p>3.247450</text:p>
          </table:table-cell>
          <table:table-cell office:value-type="float" office:value="8117937" calcext:value-type="float">
            <text:p>8,117,937.0</text:p>
          </table:table-cell>
          <table:table-cell office:value-type="float" office:value="0.653315" calcext:value-type="float">
            <text:p>0.653315</text:p>
          </table:table-cell>
          <table:table-cell office:value-type="float" office:value="8117937" calcext:value-type="float">
            <text:p>8,117,937.0</text:p>
          </table:table-cell>
          <table:table-cell/>
          <table:table-cell table:style-name="ce5"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table:style-name="ce49" office:value-type="float" office:value="2.277439" calcext:value-type="float">
            <text:p>2.277439</text:p>
          </table:table-cell>
          <table:table-cell table:style-name="ce1" office:value-type="float" office:value="8117937" calcext:value-type="float">
            <text:p>8,117,937.0</text:p>
          </table:table-cell>
          <table:table-cell table:style-name="ce49" office:value-type="float" office:value="0.100086" calcext:value-type="float">
            <text:p>0.100086</text:p>
          </table:table-cell>
          <table:table-cell table:style-name="ce39" office:value-type="float" office:value="7887576" calcext:value-type="float">
            <text:p>7,887,576.0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500" calcext:value-type="float">
            <text:p>500</text:p>
          </table:table-cell>
          <table:table-cell/>
          <table:table-cell office:value-type="float" office:value="3.119148" calcext:value-type="float">
            <text:p>3.119148</text:p>
          </table:table-cell>
          <table:table-cell office:value-type="float" office:value="8117937" calcext:value-type="float">
            <text:p>8,117,937.0</text:p>
          </table:table-cell>
          <table:table-cell office:value-type="float" office:value="0.651457" calcext:value-type="float">
            <text:p>0.651457</text:p>
          </table:table-cell>
          <table:table-cell office:value-type="float" office:value="8117937" calcext:value-type="float">
            <text:p>8,117,937.0</text:p>
          </table:table-cell>
          <table:table-cell/>
          <table:table-cell table:style-name="ce5"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table:style-name="ce49" office:value-type="float" office:value="2.266145" calcext:value-type="float">
            <text:p>2.266145</text:p>
          </table:table-cell>
          <table:table-cell table:style-name="ce1" office:value-type="float" office:value="8117937" calcext:value-type="float">
            <text:p>8,117,937.0</text:p>
          </table:table-cell>
          <table:table-cell table:style-name="ce49" office:value-type="float" office:value="0.079707" calcext:value-type="float">
            <text:p>0.079707</text:p>
          </table:table-cell>
          <table:table-cell table:style-name="ce39" office:value-type="float" office:value="7958041" calcext:value-type="float">
            <text:p>7,958,041.0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500" calcext:value-type="float">
            <text:p>500</text:p>
          </table:table-cell>
          <table:table-cell/>
          <table:table-cell office:value-type="float" office:value="3.311281" calcext:value-type="float">
            <text:p>3.311281</text:p>
          </table:table-cell>
          <table:table-cell office:value-type="float" office:value="8117937" calcext:value-type="float">
            <text:p>8,117,937.0</text:p>
          </table:table-cell>
          <table:table-cell office:value-type="float" office:value="0.651434" calcext:value-type="float">
            <text:p>0.651434</text:p>
          </table:table-cell>
          <table:table-cell office:value-type="float" office:value="8117937" calcext:value-type="float">
            <text:p>8,117,937.0</text:p>
          </table:table-cell>
          <table:table-cell/>
          <table:table-cell table:style-name="ce5"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table:style-name="ce49" office:value-type="float" office:value="2.263969" calcext:value-type="float">
            <text:p>2.263969</text:p>
          </table:table-cell>
          <table:table-cell table:style-name="ce1" office:value-type="float" office:value="8117937" calcext:value-type="float">
            <text:p>8,117,937.0</text:p>
          </table:table-cell>
          <table:table-cell table:style-name="ce49" office:value-type="float" office:value="0.072114" calcext:value-type="float">
            <text:p>0.072114</text:p>
          </table:table-cell>
          <table:table-cell table:style-name="ce39" office:value-type="float" office:value="7969826" calcext:value-type="float">
            <text:p>7,969,826.0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500" calcext:value-type="float">
            <text:p>500</text:p>
          </table:table-cell>
          <table:table-cell/>
          <table:table-cell office:value-type="float" office:value="3.091983" calcext:value-type="float">
            <text:p>3.091983</text:p>
          </table:table-cell>
          <table:table-cell office:value-type="float" office:value="8117937" calcext:value-type="float">
            <text:p>8,117,937.0</text:p>
          </table:table-cell>
          <table:table-cell office:value-type="float" office:value="0.652713" calcext:value-type="float">
            <text:p>0.652713</text:p>
          </table:table-cell>
          <table:table-cell office:value-type="float" office:value="8117937" calcext:value-type="float">
            <text:p>8,117,937.0</text:p>
          </table:table-cell>
          <table:table-cell/>
          <table:table-cell table:style-name="ce5"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table:style-name="ce49" office:value-type="float" office:value="2.267955" calcext:value-type="float">
            <text:p>2.267955</text:p>
          </table:table-cell>
          <table:table-cell table:style-name="ce1" office:value-type="float" office:value="8117937" calcext:value-type="float">
            <text:p>8,117,937.0</text:p>
          </table:table-cell>
          <table:table-cell table:style-name="ce49" office:value-type="float" office:value="0.089036" calcext:value-type="float">
            <text:p>0.089036</text:p>
          </table:table-cell>
          <table:table-cell table:style-name="ce39" office:value-type="float" office:value="7941189" calcext:value-type="float">
            <text:p>7,941,189.0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1000" calcext:value-type="float">
            <text:p>1000</text:p>
          </table:table-cell>
          <table:table-cell/>
          <table:table-cell office:value-type="float" office:value="20.251307" calcext:value-type="float">
            <text:p>20.251307</text:p>
          </table:table-cell>
          <table:table-cell office:value-type="float" office:value="31896067" calcext:value-type="float">
            <text:p>31,896,067.0</text:p>
          </table:table-cell>
          <table:table-cell office:value-type="float" office:value="5.214984" calcext:value-type="float">
            <text:p>5.214984</text:p>
          </table:table-cell>
          <table:table-cell office:value-type="float" office:value="31896067" calcext:value-type="float">
            <text:p>31,896,067.0</text:p>
          </table:table-cell>
          <table:table-cell/>
          <table:table-cell table:style-name="ce5"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table:style-name="ce49" office:value-type="float" office:value="22.695424" calcext:value-type="float">
            <text:p>22.695424</text:p>
          </table:table-cell>
          <table:table-cell table:style-name="ce1" office:value-type="float" office:value="31896067" calcext:value-type="float">
            <text:p>31,896,067.0</text:p>
          </table:table-cell>
          <table:table-cell table:style-name="ce49" office:value-type="float" office:value="0.657843" calcext:value-type="float">
            <text:p>0.657843</text:p>
          </table:table-cell>
          <table:table-cell table:style-name="ce39" office:value-type="float" office:value="31359528" calcext:value-type="float">
            <text:p>31,359,528.0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1000" calcext:value-type="float">
            <text:p>1000</text:p>
          </table:table-cell>
          <table:table-cell/>
          <table:table-cell office:value-type="float" office:value="20.300947" calcext:value-type="float">
            <text:p>20.300947</text:p>
          </table:table-cell>
          <table:table-cell office:value-type="float" office:value="31896067" calcext:value-type="float">
            <text:p>31,896,067.0</text:p>
          </table:table-cell>
          <table:table-cell office:value-type="float" office:value="5.213675" calcext:value-type="float">
            <text:p>5.213675</text:p>
          </table:table-cell>
          <table:table-cell office:value-type="float" office:value="31896067" calcext:value-type="float">
            <text:p>31,896,067.0</text:p>
          </table:table-cell>
          <table:table-cell/>
          <table:table-cell table:style-name="ce5"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table:style-name="ce49" office:value-type="float" office:value="22.644039" calcext:value-type="float">
            <text:p>22.644039</text:p>
          </table:table-cell>
          <table:table-cell table:style-name="ce1" office:value-type="float" office:value="31896067" calcext:value-type="float">
            <text:p>31,896,067.0</text:p>
          </table:table-cell>
          <table:table-cell table:style-name="ce49" office:value-type="float" office:value="0.845433" calcext:value-type="float">
            <text:p>0.845433</text:p>
          </table:table-cell>
          <table:table-cell table:style-name="ce39" office:value-type="float" office:value="31359528" calcext:value-type="float">
            <text:p>31,359,528.0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1000" calcext:value-type="float">
            <text:p>1000</text:p>
          </table:table-cell>
          <table:table-cell/>
          <table:table-cell office:value-type="float" office:value="20.192011" calcext:value-type="float">
            <text:p>20.192011</text:p>
          </table:table-cell>
          <table:table-cell office:value-type="float" office:value="31896067" calcext:value-type="float">
            <text:p>31,896,067.0</text:p>
          </table:table-cell>
          <table:table-cell office:value-type="float" office:value="5.229068" calcext:value-type="float">
            <text:p>5.229068</text:p>
          </table:table-cell>
          <table:table-cell office:value-type="float" office:value="31896067" calcext:value-type="float">
            <text:p>31,896,067.0</text:p>
          </table:table-cell>
          <table:table-cell/>
          <table:table-cell table:style-name="ce5"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table:style-name="ce49" office:value-type="float" office:value="22.586039" calcext:value-type="float">
            <text:p>22.586039</text:p>
          </table:table-cell>
          <table:table-cell table:style-name="ce1" office:value-type="float" office:value="31896067" calcext:value-type="float">
            <text:p>31,896,067.0</text:p>
          </table:table-cell>
          <table:table-cell table:style-name="ce49" office:value-type="float" office:value="0.761873" calcext:value-type="float">
            <text:p>0.761873</text:p>
          </table:table-cell>
          <table:table-cell table:style-name="ce39" office:value-type="float" office:value="31359528" calcext:value-type="float">
            <text:p>31,359,528.0</text:p>
          </table:table-cell>
          <table:table-cell table:number-columns-repeated="1010"/>
        </table:table-row>
        <table:table-row table:style-name="ro3">
          <table:table-cell/>
          <table:table-cell table:style-name="ce6" office:value-type="float" office:value="1000" calcext:value-type="float">
            <text:p>1000</text:p>
          </table:table-cell>
          <table:table-cell table:style-name="ce13"/>
          <table:table-cell table:style-name="ce20" office:value-type="float" office:value="20.505856" calcext:value-type="float">
            <text:p>20.505856</text:p>
          </table:table-cell>
          <table:table-cell table:style-name="ce28" office:value-type="float" office:value="31896067" calcext:value-type="float">
            <text:p>31,896,067.0</text:p>
          </table:table-cell>
          <table:table-cell table:style-name="ce20" office:value-type="float" office:value="5.217558" calcext:value-type="float">
            <text:p>5.217558</text:p>
          </table:table-cell>
          <table:table-cell table:style-name="ce28" office:value-type="float" office:value="31896067" calcext:value-type="float">
            <text:p>31,896,067.0</text:p>
          </table:table-cell>
          <table:table-cell/>
          <table:table-cell table:style-name="ce6" office:value-type="float" office:value="1000" calcext:value-type="float">
            <text:p>1000</text:p>
          </table:table-cell>
          <table:table-cell table:style-name="ce13" office:value-type="float" office:value="20" calcext:value-type="float">
            <text:p>20</text:p>
          </table:table-cell>
          <table:table-cell table:style-name="ce50" office:value-type="float" office:value="22.867197" calcext:value-type="float">
            <text:p>22.867197</text:p>
          </table:table-cell>
          <table:table-cell table:style-name="ce28" office:value-type="float" office:value="31896067" calcext:value-type="float">
            <text:p>31,896,067.0</text:p>
          </table:table-cell>
          <table:table-cell table:style-name="ce50" office:value-type="float" office:value="0.689865" calcext:value-type="float">
            <text:p>0.689865</text:p>
          </table:table-cell>
          <table:table-cell table:style-name="ce57" office:value-type="float" office:value="31359528" calcext:value-type="float">
            <text:p>31,359,528.0</text:p>
          </table:table-cell>
          <table:table-cell table:number-columns-repeated="1010"/>
        </table:table-row>
        <table:table-row table:style-name="ro3">
          <table:table-cell table:number-columns-repeated="8"/>
          <table:table-cell table:style-name="Default" table:number-columns-repeated="6"/>
          <table:table-cell table:number-columns-repeated="1010"/>
        </table:table-row>
        <table:table-row table:style-name="ro2">
          <table:table-cell/>
          <table:table-cell table:style-name="ce8" office:value-type="string" calcext:value-type="string">
            <text:p>|Matrix| </text:p>
          </table:table-cell>
          <table:table-cell table:style-name="ce15" office:value-type="string" calcext:value-type="string">
            <text:p>|Threads|</text:p>
          </table:table-cell>
          <table:table-cell table:style-name="ce22" office:value-type="string" calcext:value-type="string">
            <text:p>Time / manual </text:p>
          </table:table-cell>
          <table:table-cell table:style-name="ce30" office:value-type="string" calcext:value-type="string">
            <text:p>Inf Norm / manual </text:p>
          </table:table-cell>
          <table:table-cell table:style-name="ce22" office:value-type="string" calcext:value-type="string">
            <text:p>Time / dgemm </text:p>
          </table:table-cell>
          <table:table-cell table:style-name="ce37" office:value-type="string" calcext:value-type="string">
            <text:p>Inf Norm / dgemm </text:p>
          </table:table-cell>
          <table:table-cell/>
          <table:table-cell table:style-name="ce44" office:value-type="string" calcext:value-type="string">
            <text:p>|Matrix| </text:p>
          </table:table-cell>
          <table:table-cell table:style-name="ce47" office:value-type="string" calcext:value-type="string">
            <text:p>|Threads|</text:p>
          </table:table-cell>
          <table:table-cell table:style-name="ce52" office:value-type="string" calcext:value-type="string">
            <text:p>Time / manual </text:p>
          </table:table-cell>
          <table:table-cell table:style-name="ce55" office:value-type="string" calcext:value-type="string">
            <text:p>Inf Norm / manual </text:p>
          </table:table-cell>
          <table:table-cell table:style-name="ce52" office:value-type="string" calcext:value-type="string">
            <text:p>Time / pThreads</text:p>
          </table:table-cell>
          <table:table-cell table:style-name="ce59" office:value-type="string" calcext:value-type="string">
            <text:p>Inf Norm / pThreads</text:p>
          </table:table-cell>
          <table:table-cell table:number-columns-repeated="1010"/>
        </table:table-row>
        <table:table-row table:style-name="ro3">
          <table:table-cell/>
          <table:table-cell table:style-name="ce9" office:value-type="float" office:value="50" calcext:value-type="float">
            <text:p>50</text:p>
          </table:table-cell>
          <table:table-cell table:style-name="ce16"/>
          <table:table-cell table:style-name="ce23" office:value-type="float" office:value="0.001193" calcext:value-type="float">
            <text:p>0.001193</text:p>
          </table:table-cell>
          <table:table-cell table:style-name="ce31" office:value-type="float" office:value="1625625" calcext:value-type="float">
            <text:p>1,625,625.0</text:p>
          </table:table-cell>
          <table:table-cell table:style-name="ce23" office:value-type="float" office:value="0.000272" calcext:value-type="float">
            <text:p>0.000272</text:p>
          </table:table-cell>
          <table:table-cell table:style-name="ce38" office:value-type="float" office:value="1625625" calcext:value-type="float">
            <text:p>1,625,625.0</text:p>
          </table:table-cell>
          <table:table-cell/>
          <table:table-cell table:style-name="ce9" office:value-type="float" office:value="50" calcext:value-type="float">
            <text:p>50</text:p>
          </table:table-cell>
          <table:table-cell table:style-name="ce16" office:value-type="float" office:value="10" calcext:value-type="float">
            <text:p>10</text:p>
          </table:table-cell>
          <table:table-cell table:style-name="ce23" office:value-type="float" office:value="0.001402" calcext:value-type="float">
            <text:p>0.001402</text:p>
          </table:table-cell>
          <table:table-cell table:style-name="ce31" office:value-type="float" office:value="1625625" calcext:value-type="float">
            <text:p>1,625,625.0</text:p>
          </table:table-cell>
          <table:table-cell table:style-name="ce23" office:value-type="float" office:value="0.001368" calcext:value-type="float">
            <text:p>0.001368</text:p>
          </table:table-cell>
          <table:table-cell table:style-name="ce38" office:value-type="float" office:value="1625625" calcext:value-type="float">
            <text:p>1,625,625.0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150" calcext:value-type="float">
            <text:p>150</text:p>
          </table:table-cell>
          <table:table-cell table:style-name="Default"/>
          <table:table-cell office:value-type="float" office:value="0.062508" calcext:value-type="float">
            <text:p>0.062508</text:p>
          </table:table-cell>
          <table:table-cell office:value-type="float" office:value="128255625" calcext:value-type="float">
            <text:p>128,255,625.0</text:p>
          </table:table-cell>
          <table:table-cell office:value-type="float" office:value="0.006597" calcext:value-type="float">
            <text:p>0.006597</text:p>
          </table:table-cell>
          <table:table-cell table:style-name="ce39" office:value-type="float" office:value="128255625" calcext:value-type="float">
            <text:p>128,255,625.0</text:p>
          </table:table-cell>
          <table:table-cell/>
          <table:table-cell table:style-name="ce5" office:value-type="float" office:value="150" calcext:value-type="float">
            <text:p>150</text:p>
          </table:table-cell>
          <table:table-cell table:style-name="Default" office:value-type="float" office:value="10" calcext:value-type="float">
            <text:p>10</text:p>
          </table:table-cell>
          <table:table-cell table:style-name="ce18" office:value-type="float" office:value="0.036497" calcext:value-type="float">
            <text:p>0.036497</text:p>
          </table:table-cell>
          <table:table-cell table:style-name="ce1" office:value-type="float" office:value="128255625" calcext:value-type="float">
            <text:p>128,255,625.0</text:p>
          </table:table-cell>
          <table:table-cell table:style-name="ce18" office:value-type="float" office:value="0.005516" calcext:value-type="float">
            <text:p>0.005516</text:p>
          </table:table-cell>
          <table:table-cell table:style-name="ce39" office:value-type="float" office:value="128255625" calcext:value-type="float">
            <text:p>128,255,625.0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200" calcext:value-type="float">
            <text:p>200</text:p>
          </table:table-cell>
          <table:table-cell table:style-name="Default"/>
          <table:table-cell office:value-type="float" office:value="0.093369" calcext:value-type="float">
            <text:p>0.093369</text:p>
          </table:table-cell>
          <table:table-cell office:value-type="float" office:value="404010000" calcext:value-type="float">
            <text:p>404,010,000.0</text:p>
          </table:table-cell>
          <table:table-cell office:value-type="float" office:value="0.01668" calcext:value-type="float">
            <text:p>0.016680</text:p>
          </table:table-cell>
          <table:table-cell table:style-name="ce39" office:value-type="float" office:value="404010000" calcext:value-type="float">
            <text:p>404,010,000.0</text:p>
          </table:table-cell>
          <table:table-cell/>
          <table:table-cell table:style-name="ce5" office:value-type="float" office:value="200" calcext:value-type="float">
            <text:p>200</text:p>
          </table:table-cell>
          <table:table-cell table:style-name="Default" office:value-type="float" office:value="20" calcext:value-type="float">
            <text:p>20</text:p>
          </table:table-cell>
          <table:table-cell table:style-name="ce18" office:value-type="float" office:value="0.103509" calcext:value-type="float">
            <text:p>0.103509</text:p>
          </table:table-cell>
          <table:table-cell table:style-name="ce1" office:value-type="float" office:value="404010000" calcext:value-type="float">
            <text:p>404,010,000.0</text:p>
          </table:table-cell>
          <table:table-cell table:style-name="ce18" office:value-type="float" office:value="0.010126" calcext:value-type="float">
            <text:p>0.010126</text:p>
          </table:table-cell>
          <table:table-cell table:style-name="ce39" office:value-type="float" office:value="404010000" calcext:value-type="float">
            <text:p>404,010,000.0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250" calcext:value-type="float">
            <text:p>250</text:p>
          </table:table-cell>
          <table:table-cell table:style-name="Default"/>
          <table:table-cell office:value-type="float" office:value="0.35237" calcext:value-type="float">
            <text:p>0.352370</text:p>
          </table:table-cell>
          <table:table-cell office:value-type="float" office:value="984390625" calcext:value-type="float">
            <text:p>984,390,625.0</text:p>
          </table:table-cell>
          <table:table-cell office:value-type="float" office:value="0.072505" calcext:value-type="float">
            <text:p>0.072505</text:p>
          </table:table-cell>
          <table:table-cell table:style-name="ce39" office:value-type="float" office:value="984390625" calcext:value-type="float">
            <text:p>984,390,625.0</text:p>
          </table:table-cell>
          <table:table-cell/>
          <table:table-cell table:style-name="ce5" office:value-type="float" office:value="1000" calcext:value-type="float">
            <text:p>1000</text:p>
          </table:table-cell>
          <table:table-cell table:style-name="Default" office:value-type="float" office:value="100" calcext:value-type="float">
            <text:p>100</text:p>
          </table:table-cell>
          <table:table-cell table:style-name="ce18" office:value-type="float" office:value="22.578228" calcext:value-type="float">
            <text:p>22.578228</text:p>
          </table:table-cell>
          <table:table-cell table:style-name="ce1" office:value-type="float" office:value="250500250000" calcext:value-type="float">
            <text:p>250,500,250,000.0</text:p>
          </table:table-cell>
          <table:table-cell table:style-name="ce18" office:value-type="float" office:value="0.629005" calcext:value-type="float">
            <text:p>0.629005</text:p>
          </table:table-cell>
          <table:table-cell table:style-name="ce39" office:value-type="float" office:value="250500250000" calcext:value-type="float">
            <text:p>250,500,250,000.0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300" calcext:value-type="float">
            <text:p>300</text:p>
          </table:table-cell>
          <table:table-cell table:style-name="Default"/>
          <table:table-cell office:value-type="float" office:value="0.652539" calcext:value-type="float">
            <text:p>0.652539</text:p>
          </table:table-cell>
          <table:table-cell office:value-type="float" office:value="2038522500" calcext:value-type="float">
            <text:p>2,038,522,500.0</text:p>
          </table:table-cell>
          <table:table-cell office:value-type="float" office:value="0.126024" calcext:value-type="float">
            <text:p>0.126024</text:p>
          </table:table-cell>
          <table:table-cell table:style-name="ce39" office:value-type="float" office:value="2038522500" calcext:value-type="float">
            <text:p>2,038,522,500.0</text:p>
          </table:table-cell>
          <table:table-cell/>
          <table:table-cell table:style-name="ce5" office:value-type="float" office:value="300" calcext:value-type="float">
            <text:p>300</text:p>
          </table:table-cell>
          <table:table-cell table:style-name="Default" office:value-type="float" office:value="30" calcext:value-type="float">
            <text:p>30</text:p>
          </table:table-cell>
          <table:table-cell table:style-name="ce18" office:value-type="float" office:value="0.394802" calcext:value-type="float">
            <text:p>0.394802</text:p>
          </table:table-cell>
          <table:table-cell table:style-name="ce1" office:value-type="float" office:value="2038522500" calcext:value-type="float">
            <text:p>2,038,522,500.0</text:p>
          </table:table-cell>
          <table:table-cell table:style-name="ce18" office:value-type="float" office:value="0.019049" calcext:value-type="float">
            <text:p>0.019049</text:p>
          </table:table-cell>
          <table:table-cell table:style-name="ce39" office:value-type="float" office:value="2038522500" calcext:value-type="float">
            <text:p>2,038,522,500.0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350" calcext:value-type="float">
            <text:p>350</text:p>
          </table:table-cell>
          <table:table-cell table:style-name="Default"/>
          <table:table-cell office:value-type="float" office:value="0.993798" calcext:value-type="float">
            <text:p>0.993798</text:p>
          </table:table-cell>
          <table:table-cell office:value-type="float" office:value="3773030625" calcext:value-type="float">
            <text:p>3,773,030,625.0</text:p>
          </table:table-cell>
          <table:table-cell office:value-type="float" office:value="0.21893" calcext:value-type="float">
            <text:p>0.218930</text:p>
          </table:table-cell>
          <table:table-cell table:style-name="ce39" office:value-type="float" office:value="3773030625" calcext:value-type="float">
            <text:p>3,773,030,625.0</text:p>
          </table:table-cell>
          <table:table-cell/>
          <table:table-cell table:style-name="ce5" office:value-type="float" office:value="1000" calcext:value-type="float">
            <text:p>1000</text:p>
          </table:table-cell>
          <table:table-cell table:style-name="Default" office:value-type="float" office:value="100" calcext:value-type="float">
            <text:p>100</text:p>
          </table:table-cell>
          <table:table-cell table:style-name="ce18" office:value-type="float" office:value="22.531387" calcext:value-type="float">
            <text:p>22.531387</text:p>
          </table:table-cell>
          <table:table-cell table:style-name="ce1" office:value-type="float" office:value="250500250000" calcext:value-type="float">
            <text:p>250,500,250,000.0</text:p>
          </table:table-cell>
          <table:table-cell table:style-name="ce18" office:value-type="float" office:value="0.623278" calcext:value-type="float">
            <text:p>0.623278</text:p>
          </table:table-cell>
          <table:table-cell table:style-name="ce39" office:value-type="float" office:value="250500250000" calcext:value-type="float">
            <text:p>250,500,250,000.0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400" calcext:value-type="float">
            <text:p>400</text:p>
          </table:table-cell>
          <table:table-cell table:style-name="Default"/>
          <table:table-cell office:value-type="float" office:value="1.0811" calcext:value-type="float">
            <text:p>1.081100</text:p>
          </table:table-cell>
          <table:table-cell office:value-type="float" office:value="6432040000" calcext:value-type="float">
            <text:p>6,432,040,000.0</text:p>
          </table:table-cell>
          <table:table-cell office:value-type="float" office:value="0.330587" calcext:value-type="float">
            <text:p>0.330587</text:p>
          </table:table-cell>
          <table:table-cell table:style-name="ce39" office:value-type="float" office:value="6432040000" calcext:value-type="float">
            <text:p>6,432,040,000.0</text:p>
          </table:table-cell>
          <table:table-cell/>
          <table:table-cell table:style-name="ce5" office:value-type="float" office:value="400" calcext:value-type="float">
            <text:p>400</text:p>
          </table:table-cell>
          <table:table-cell table:style-name="Default" office:value-type="float" office:value="40" calcext:value-type="float">
            <text:p>40</text:p>
          </table:table-cell>
          <table:table-cell table:style-name="ce18" office:value-type="float" office:value="1.014198" calcext:value-type="float">
            <text:p>1.014198</text:p>
          </table:table-cell>
          <table:table-cell table:style-name="ce1" office:value-type="float" office:value="6432040000" calcext:value-type="float">
            <text:p>6,432,040,000.0</text:p>
          </table:table-cell>
          <table:table-cell table:style-name="ce18" office:value-type="float" office:value="0.045393" calcext:value-type="float">
            <text:p>0.045393</text:p>
          </table:table-cell>
          <table:table-cell table:style-name="ce39" office:value-type="float" office:value="6432040000" calcext:value-type="float">
            <text:p>6,432,040,000.0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450" calcext:value-type="float">
            <text:p>450</text:p>
          </table:table-cell>
          <table:table-cell table:style-name="Default"/>
          <table:table-cell office:value-type="float" office:value="2.387546" calcext:value-type="float">
            <text:p>2.387546</text:p>
          </table:table-cell>
          <table:table-cell office:value-type="float" office:value="10297175625" calcext:value-type="float">
            <text:p>10,297,175,625.0</text:p>
          </table:table-cell>
          <table:table-cell office:value-type="float" office:value="0.476119" calcext:value-type="float">
            <text:p>0.476119</text:p>
          </table:table-cell>
          <table:table-cell table:style-name="ce39" office:value-type="float" office:value="10297175625" calcext:value-type="float">
            <text:p>10,297,175,625.0</text:p>
          </table:table-cell>
          <table:table-cell/>
          <table:table-cell table:style-name="ce5" office:value-type="float" office:value="1000" calcext:value-type="float">
            <text:p>1000</text:p>
          </table:table-cell>
          <table:table-cell table:style-name="Default" office:value-type="float" office:value="100" calcext:value-type="float">
            <text:p>100</text:p>
          </table:table-cell>
          <table:table-cell table:style-name="ce18" office:value-type="float" office:value="22.69962" calcext:value-type="float">
            <text:p>22.699620</text:p>
          </table:table-cell>
          <table:table-cell table:style-name="ce1" office:value-type="float" office:value="250500250000" calcext:value-type="float">
            <text:p>250,500,250,000.0</text:p>
          </table:table-cell>
          <table:table-cell table:style-name="ce18" office:value-type="float" office:value="0.637117" calcext:value-type="float">
            <text:p>0.637117</text:p>
          </table:table-cell>
          <table:table-cell table:style-name="ce39" office:value-type="float" office:value="250500250000" calcext:value-type="float">
            <text:p>250,500,250,000.0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500" calcext:value-type="float">
            <text:p>500</text:p>
          </table:table-cell>
          <table:table-cell table:style-name="Default"/>
          <table:table-cell office:value-type="float" office:value="3.082533" calcext:value-type="float">
            <text:p>3.082533</text:p>
          </table:table-cell>
          <table:table-cell office:value-type="float" office:value="15687562500" calcext:value-type="float">
            <text:p>15,687,562,500.0</text:p>
          </table:table-cell>
          <table:table-cell office:value-type="float" office:value="0.644611" calcext:value-type="float">
            <text:p>0.644611</text:p>
          </table:table-cell>
          <table:table-cell table:style-name="ce39" office:value-type="float" office:value="15687562500" calcext:value-type="float">
            <text:p>15,687,562,500.0</text:p>
          </table:table-cell>
          <table:table-cell/>
          <table:table-cell table:style-name="ce5" office:value-type="float" office:value="500" calcext:value-type="float">
            <text:p>500</text:p>
          </table:table-cell>
          <table:table-cell table:style-name="Default" office:value-type="float" office:value="50" calcext:value-type="float">
            <text:p>50</text:p>
          </table:table-cell>
          <table:table-cell table:style-name="ce18" office:value-type="float" office:value="2.278428" calcext:value-type="float">
            <text:p>2.278428</text:p>
          </table:table-cell>
          <table:table-cell table:style-name="ce1" office:value-type="float" office:value="15687562500" calcext:value-type="float">
            <text:p>15,687,562,500.0</text:p>
          </table:table-cell>
          <table:table-cell table:style-name="ce18" office:value-type="float" office:value="0.081549" calcext:value-type="float">
            <text:p>0.081549</text:p>
          </table:table-cell>
          <table:table-cell table:style-name="ce39" office:value-type="float" office:value="15687562500" calcext:value-type="float">
            <text:p>15,687,562,500.0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550" calcext:value-type="float">
            <text:p>550</text:p>
          </table:table-cell>
          <table:table-cell table:style-name="Default"/>
          <table:table-cell office:value-type="float" office:value="4.249742" calcext:value-type="float">
            <text:p>4.249742</text:p>
          </table:table-cell>
          <table:table-cell office:value-type="float" office:value="22959825625" calcext:value-type="float">
            <text:p>22,959,825,625.0</text:p>
          </table:table-cell>
          <table:table-cell office:value-type="float" office:value="0.85886" calcext:value-type="float">
            <text:p>0.858860</text:p>
          </table:table-cell>
          <table:table-cell table:style-name="ce39" office:value-type="float" office:value="22959825625" calcext:value-type="float">
            <text:p>22,959,825,625.0</text:p>
          </table:table-cell>
          <table:table-cell/>
          <table:table-cell table:style-name="ce5" office:value-type="float" office:value="550" calcext:value-type="float">
            <text:p>550</text:p>
          </table:table-cell>
          <table:table-cell table:style-name="Default" office:value-type="float" office:value="50" calcext:value-type="float">
            <text:p>50</text:p>
          </table:table-cell>
          <table:table-cell table:style-name="ce18" office:value-type="float" office:value="3.056677" calcext:value-type="float">
            <text:p>3.056677</text:p>
          </table:table-cell>
          <table:table-cell table:style-name="ce1" office:value-type="float" office:value="22959825625" calcext:value-type="float">
            <text:p>22,959,825,625.0</text:p>
          </table:table-cell>
          <table:table-cell table:style-name="ce18" office:value-type="float" office:value="0.100339" calcext:value-type="float">
            <text:p>0.100339</text:p>
          </table:table-cell>
          <table:table-cell table:style-name="ce39" office:value-type="float" office:value="22959825625" calcext:value-type="float">
            <text:p>22,959,825,625.0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600" calcext:value-type="float">
            <text:p>600</text:p>
          </table:table-cell>
          <table:table-cell table:style-name="Default"/>
          <table:table-cell office:value-type="float" office:value="4.298823" calcext:value-type="float">
            <text:p>4.298823</text:p>
          </table:table-cell>
          <table:table-cell office:value-type="float" office:value="32508090000" calcext:value-type="float">
            <text:p>32,508,090,000.0</text:p>
          </table:table-cell>
          <table:table-cell office:value-type="float" office:value="1.112652" calcext:value-type="float">
            <text:p>1.112652</text:p>
          </table:table-cell>
          <table:table-cell table:style-name="ce39" office:value-type="float" office:value="32508090000" calcext:value-type="float">
            <text:p>32,508,090,000.0</text:p>
          </table:table-cell>
          <table:table-cell/>
          <table:table-cell table:style-name="ce5" office:value-type="float" office:value="600" calcext:value-type="float">
            <text:p>600</text:p>
          </table:table-cell>
          <table:table-cell table:style-name="Default" office:value-type="float" office:value="60" calcext:value-type="float">
            <text:p>60</text:p>
          </table:table-cell>
          <table:table-cell table:style-name="ce18" office:value-type="float" office:value="4.072283" calcext:value-type="float">
            <text:p>4.072283</text:p>
          </table:table-cell>
          <table:table-cell table:style-name="ce1" office:value-type="float" office:value="32508090000" calcext:value-type="float">
            <text:p>32,508,090,000.0</text:p>
          </table:table-cell>
          <table:table-cell table:style-name="ce18" office:value-type="float" office:value="0.149209" calcext:value-type="float">
            <text:p>0.149209</text:p>
          </table:table-cell>
          <table:table-cell table:style-name="ce39" office:value-type="float" office:value="32508090000" calcext:value-type="float">
            <text:p>32,508,090,000.0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650" calcext:value-type="float">
            <text:p>650</text:p>
          </table:table-cell>
          <table:table-cell table:style-name="Default"/>
          <table:table-cell office:value-type="float" office:value="6.642814" calcext:value-type="float">
            <text:p>6.642814</text:p>
          </table:table-cell>
          <table:table-cell office:value-type="float" office:value="44763980625" calcext:value-type="float">
            <text:p>44,763,980,625.0</text:p>
          </table:table-cell>
          <table:table-cell office:value-type="float" office:value="1.421403" calcext:value-type="float">
            <text:p>1.421403</text:p>
          </table:table-cell>
          <table:table-cell table:style-name="ce39" office:value-type="float" office:value="44763980625" calcext:value-type="float">
            <text:p>44,763,980,625.0</text:p>
          </table:table-cell>
          <table:table-cell/>
          <table:table-cell table:style-name="ce5" office:value-type="float" office:value="1000" calcext:value-type="float">
            <text:p>1000</text:p>
          </table:table-cell>
          <table:table-cell table:style-name="Default" office:value-type="float" office:value="100" calcext:value-type="float">
            <text:p>100</text:p>
          </table:table-cell>
          <table:table-cell table:style-name="ce18" office:value-type="float" office:value="22.626312" calcext:value-type="float">
            <text:p>22.626312</text:p>
          </table:table-cell>
          <table:table-cell table:style-name="ce1" office:value-type="float" office:value="250500250000" calcext:value-type="float">
            <text:p>250,500,250,000.0</text:p>
          </table:table-cell>
          <table:table-cell table:style-name="ce18" office:value-type="float" office:value="0.625287" calcext:value-type="float">
            <text:p>0.625287</text:p>
          </table:table-cell>
          <table:table-cell table:style-name="ce39" office:value-type="float" office:value="250500250000" calcext:value-type="float">
            <text:p>250,500,250,000.0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700" calcext:value-type="float">
            <text:p>700</text:p>
          </table:table-cell>
          <table:table-cell table:style-name="Default"/>
          <table:table-cell office:value-type="float" office:value="8.440308" calcext:value-type="float">
            <text:p>8.440308</text:p>
          </table:table-cell>
          <table:table-cell office:value-type="float" office:value="60196622500" calcext:value-type="float">
            <text:p>60,196,622,500.0</text:p>
          </table:table-cell>
          <table:table-cell office:value-type="float" office:value="1.762349" calcext:value-type="float">
            <text:p>1.762349</text:p>
          </table:table-cell>
          <table:table-cell table:style-name="ce39" office:value-type="float" office:value="60196622500" calcext:value-type="float">
            <text:p>60,196,622,500.0</text:p>
          </table:table-cell>
          <table:table-cell/>
          <table:table-cell table:style-name="ce5" office:value-type="float" office:value="700" calcext:value-type="float">
            <text:p>700</text:p>
          </table:table-cell>
          <table:table-cell table:style-name="Default" office:value-type="float" office:value="70" calcext:value-type="float">
            <text:p>70</text:p>
          </table:table-cell>
          <table:table-cell table:style-name="ce18" office:value-type="float" office:value="7.611243" calcext:value-type="float">
            <text:p>7.611243</text:p>
          </table:table-cell>
          <table:table-cell table:style-name="ce1" office:value-type="float" office:value="60196622500" calcext:value-type="float">
            <text:p>60,196,622,500.0</text:p>
          </table:table-cell>
          <table:table-cell table:style-name="ce18" office:value-type="float" office:value="0.22087" calcext:value-type="float">
            <text:p>0.220870</text:p>
          </table:table-cell>
          <table:table-cell table:style-name="ce39" office:value-type="float" office:value="60196622500" calcext:value-type="float">
            <text:p>60,196,622,500.0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750" calcext:value-type="float">
            <text:p>750</text:p>
          </table:table-cell>
          <table:table-cell table:style-name="Default"/>
          <table:table-cell table:style-name="ce24" office:value-type="float" office:value="10.307231" calcext:value-type="float">
            <text:p>10.307231</text:p>
          </table:table-cell>
          <table:table-cell table:style-name="ce32" office:value-type="float" office:value="79312640625" calcext:value-type="float">
            <text:p>79,312,640,625.0</text:p>
          </table:table-cell>
          <table:table-cell table:style-name="ce24" office:value-type="float" office:value="2.180169" calcext:value-type="float">
            <text:p>2.180169</text:p>
          </table:table-cell>
          <table:table-cell table:style-name="ce39" office:value-type="float" office:value="79312640625" calcext:value-type="float">
            <text:p>79,312,640,625.0</text:p>
          </table:table-cell>
          <table:table-cell/>
          <table:table-cell table:style-name="ce5" office:value-type="float" office:value="1000" calcext:value-type="float">
            <text:p>1000</text:p>
          </table:table-cell>
          <table:table-cell table:style-name="Default" office:value-type="float" office:value="100" calcext:value-type="float">
            <text:p>100</text:p>
          </table:table-cell>
          <table:table-cell table:style-name="ce24" office:value-type="float" office:value="22.560374" calcext:value-type="float">
            <text:p>22.560374</text:p>
          </table:table-cell>
          <table:table-cell table:style-name="ce32" office:value-type="float" office:value="250500250000" calcext:value-type="float">
            <text:p>250,500,250,000.0</text:p>
          </table:table-cell>
          <table:table-cell table:style-name="ce24" office:value-type="float" office:value="0.630177" calcext:value-type="float">
            <text:p>0.630177</text:p>
          </table:table-cell>
          <table:table-cell table:style-name="ce39" office:value-type="float" office:value="250500250000" calcext:value-type="float">
            <text:p>250,500,250,000.0</text:p>
          </table:table-cell>
          <table:table-cell table:number-columns-repeated="1010"/>
        </table:table-row>
        <table:table-row table:style-name="ro3">
          <table:table-cell/>
          <table:table-cell table:style-name="ce10" office:value-type="float" office:value="800" calcext:value-type="float">
            <text:p>800</text:p>
          </table:table-cell>
          <table:table-cell table:style-name="Default"/>
          <table:table-cell table:style-name="ce25" office:value-type="float" office:value="9.210082" calcext:value-type="float">
            <text:p>9.210082</text:p>
          </table:table-cell>
          <table:table-cell table:style-name="ce33" office:value-type="float" office:value="102656160000" calcext:value-type="float">
            <text:p>102,656,160,000.0</text:p>
          </table:table-cell>
          <table:table-cell table:style-name="ce25" office:value-type="float" office:value="2.662343" calcext:value-type="float">
            <text:p>2.662343</text:p>
          </table:table-cell>
          <table:table-cell table:style-name="ce40" office:value-type="float" office:value="102656160000" calcext:value-type="float">
            <text:p>102,656,160,000.0</text:p>
          </table:table-cell>
          <table:table-cell/>
          <table:table-cell table:style-name="ce10" office:value-type="float" office:value="800" calcext:value-type="float">
            <text:p>800</text:p>
          </table:table-cell>
          <table:table-cell table:style-name="Default" office:value-type="float" office:value="80" calcext:value-type="float">
            <text:p>80</text:p>
          </table:table-cell>
          <table:table-cell table:style-name="ce25" office:value-type="float" office:value="10.029581" calcext:value-type="float">
            <text:p>10.029581</text:p>
          </table:table-cell>
          <table:table-cell table:style-name="ce33" office:value-type="float" office:value="102656160000" calcext:value-type="float">
            <text:p>102,656,160,000.0</text:p>
          </table:table-cell>
          <table:table-cell table:style-name="ce25" office:value-type="float" office:value="0.327374" calcext:value-type="float">
            <text:p>0.327374</text:p>
          </table:table-cell>
          <table:table-cell table:style-name="ce40" office:value-type="float" office:value="102656160000" calcext:value-type="float">
            <text:p>102,656,160,000.0</text:p>
          </table:table-cell>
          <table:table-cell table:number-columns-repeated="1010"/>
        </table:table-row>
        <table:table-row table:style-name="ro3">
          <table:table-cell/>
          <table:table-cell table:style-name="ce10" office:value-type="float" office:value="850" calcext:value-type="float">
            <text:p>850</text:p>
          </table:table-cell>
          <table:table-cell table:style-name="Default"/>
          <table:table-cell table:style-name="ce25" office:value-type="float" office:value="15.091394" calcext:value-type="float">
            <text:p>15.091394</text:p>
          </table:table-cell>
          <table:table-cell table:style-name="ce33" office:value-type="float" office:value="130808805625" calcext:value-type="float">
            <text:p>130,808,805,625.0</text:p>
          </table:table-cell>
          <table:table-cell table:style-name="ce25" office:value-type="float" office:value="3.157122" calcext:value-type="float">
            <text:p>3.157122</text:p>
          </table:table-cell>
          <table:table-cell table:style-name="ce40" office:value-type="float" office:value="130808805625" calcext:value-type="float">
            <text:p>130,808,805,625.0</text:p>
          </table:table-cell>
          <table:table-cell/>
          <table:table-cell table:style-name="ce10" office:value-type="float" office:value="1000" calcext:value-type="float">
            <text:p>1000</text:p>
          </table:table-cell>
          <table:table-cell table:style-name="Default" office:value-type="float" office:value="100" calcext:value-type="float">
            <text:p>100</text:p>
          </table:table-cell>
          <table:table-cell table:style-name="ce25" office:value-type="float" office:value="22.596446" calcext:value-type="float">
            <text:p>22.596446</text:p>
          </table:table-cell>
          <table:table-cell table:style-name="ce33" office:value-type="float" office:value="250500250000" calcext:value-type="float">
            <text:p>250,500,250,000.0</text:p>
          </table:table-cell>
          <table:table-cell table:style-name="ce25" office:value-type="float" office:value="0.638827" calcext:value-type="float">
            <text:p>0.638827</text:p>
          </table:table-cell>
          <table:table-cell table:style-name="ce40" office:value-type="float" office:value="250500250000" calcext:value-type="float">
            <text:p>250,500,250,000.0</text:p>
          </table:table-cell>
          <table:table-cell table:number-columns-repeated="1010"/>
        </table:table-row>
        <table:table-row table:style-name="ro3">
          <table:table-cell/>
          <table:table-cell table:style-name="ce10" office:value-type="float" office:value="900" calcext:value-type="float">
            <text:p>900</text:p>
          </table:table-cell>
          <table:table-cell table:style-name="Default"/>
          <table:table-cell table:style-name="ce25" office:value-type="float" office:value="18.004254" calcext:value-type="float">
            <text:p>18.004254</text:p>
          </table:table-cell>
          <table:table-cell table:style-name="ce33" office:value-type="float" office:value="164389702500" calcext:value-type="float">
            <text:p>164,389,702,500.0</text:p>
          </table:table-cell>
          <table:table-cell table:style-name="ce25" office:value-type="float" office:value="3.754617" calcext:value-type="float">
            <text:p>3.754617</text:p>
          </table:table-cell>
          <table:table-cell table:style-name="ce40" office:value-type="float" office:value="164389702500" calcext:value-type="float">
            <text:p>164,389,702,500.0</text:p>
          </table:table-cell>
          <table:table-cell/>
          <table:table-cell table:style-name="ce10" office:value-type="float" office:value="900" calcext:value-type="float">
            <text:p>900</text:p>
          </table:table-cell>
          <table:table-cell table:style-name="Default" office:value-type="float" office:value="90" calcext:value-type="float">
            <text:p>90</text:p>
          </table:table-cell>
          <table:table-cell table:style-name="ce25" office:value-type="float" office:value="20.174155" calcext:value-type="float">
            <text:p>20.174155</text:p>
          </table:table-cell>
          <table:table-cell table:style-name="ce33" office:value-type="float" office:value="164389702500" calcext:value-type="float">
            <text:p>164,389,702,500.0</text:p>
          </table:table-cell>
          <table:table-cell table:style-name="ce25" office:value-type="float" office:value="0.450073" calcext:value-type="float">
            <text:p>0.450073</text:p>
          </table:table-cell>
          <table:table-cell table:style-name="ce40" office:value-type="float" office:value="164389702500" calcext:value-type="float">
            <text:p>164,389,702,500.0</text:p>
          </table:table-cell>
          <table:table-cell table:number-columns-repeated="1010"/>
        </table:table-row>
        <table:table-row table:style-name="ro3">
          <table:table-cell/>
          <table:table-cell table:style-name="ce10" office:value-type="float" office:value="950" calcext:value-type="float">
            <text:p>950</text:p>
          </table:table-cell>
          <table:table-cell table:style-name="Default"/>
          <table:table-cell table:style-name="ce25" office:value-type="float" office:value="21.020247" calcext:value-type="float">
            <text:p>21.020247</text:p>
          </table:table-cell>
          <table:table-cell table:style-name="ce33" office:value-type="float" office:value="204055475625" calcext:value-type="float">
            <text:p>204,055,475,625.0</text:p>
          </table:table-cell>
          <table:table-cell table:style-name="ce25" office:value-type="float" office:value="4.394798" calcext:value-type="float">
            <text:p>4.394798</text:p>
          </table:table-cell>
          <table:table-cell table:style-name="ce40" office:value-type="float" office:value="204055475625" calcext:value-type="float">
            <text:p>204,055,475,625.0</text:p>
          </table:table-cell>
          <table:table-cell/>
          <table:table-cell table:style-name="ce10" office:value-type="float" office:value="1000" calcext:value-type="float">
            <text:p>1000</text:p>
          </table:table-cell>
          <table:table-cell table:style-name="Default" office:value-type="float" office:value="100" calcext:value-type="float">
            <text:p>100</text:p>
          </table:table-cell>
          <table:table-cell table:style-name="ce25" office:value-type="float" office:value="22.571971" calcext:value-type="float">
            <text:p>22.571971</text:p>
          </table:table-cell>
          <table:table-cell table:style-name="ce33" office:value-type="float" office:value="250500250000" calcext:value-type="float">
            <text:p>250,500,250,000.0</text:p>
          </table:table-cell>
          <table:table-cell table:style-name="ce25" office:value-type="float" office:value="0.635937" calcext:value-type="float">
            <text:p>0.635937</text:p>
          </table:table-cell>
          <table:table-cell table:style-name="ce40" office:value-type="float" office:value="250500250000" calcext:value-type="float">
            <text:p>250,500,250,000.0</text:p>
          </table:table-cell>
          <table:table-cell table:number-columns-repeated="1010"/>
        </table:table-row>
        <table:table-row table:style-name="ro3">
          <table:table-cell/>
          <table:table-cell table:style-name="ce11" office:value-type="float" office:value="1000" calcext:value-type="float">
            <text:p>1000</text:p>
          </table:table-cell>
          <table:table-cell table:style-name="ce17"/>
          <table:table-cell table:style-name="ce26" office:value-type="float" office:value="20.269382" calcext:value-type="float">
            <text:p>20.269382</text:p>
          </table:table-cell>
          <table:table-cell table:style-name="ce34" office:value-type="float" office:value="250500250000" calcext:value-type="float">
            <text:p>250,500,250,000.0</text:p>
          </table:table-cell>
          <table:table-cell table:style-name="ce26" office:value-type="float" office:value="5.11727" calcext:value-type="float">
            <text:p>5.117270</text:p>
          </table:table-cell>
          <table:table-cell table:style-name="ce41" office:value-type="float" office:value="250500250000" calcext:value-type="float">
            <text:p>250,500,250,000.0</text:p>
          </table:table-cell>
          <table:table-cell/>
          <table:table-cell table:style-name="ce11" office:value-type="float" office:value="1000" calcext:value-type="float">
            <text:p>1000</text:p>
          </table:table-cell>
          <table:table-cell table:style-name="ce17" office:value-type="float" office:value="100" calcext:value-type="float">
            <text:p>100</text:p>
          </table:table-cell>
          <table:table-cell table:style-name="ce26" office:value-type="float" office:value="22.702559" calcext:value-type="float">
            <text:p>22.702559</text:p>
          </table:table-cell>
          <table:table-cell table:style-name="ce34" office:value-type="float" office:value="250500250000" calcext:value-type="float">
            <text:p>250,500,250,000.0</text:p>
          </table:table-cell>
          <table:table-cell table:style-name="ce26" office:value-type="float" office:value="0.647013" calcext:value-type="float">
            <text:p>0.647013</text:p>
          </table:table-cell>
          <table:table-cell table:style-name="ce41" office:value-type="float" office:value="250500250000" calcext:value-type="float">
            <text:p>250,500,250,000.0</text:p>
          </table:table-cell>
          <table:table-cell table:number-columns-repeated="1010"/>
        </table:table-row>
        <table:table-row table:style-name="ro3" table:number-rows-repeated="9">
          <table:table-cell/>
          <table:table-cell table:style-name="Default" table:number-columns-repeated="2"/>
          <table:table-cell table:style-name="ce25"/>
          <table:table-cell table:style-name="ce33"/>
          <table:table-cell table:style-name="ce25"/>
          <table:table-cell table:style-name="ce33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Default" table:number-columns-repeated="2"/>
          <table:table-cell table:style-name="ce25"/>
          <table:table-cell table:style-name="ce33"/>
          <table:table-cell table:style-name="ce25"/>
          <table:table-cell table:style-name="ce33"/>
          <table:table-cell table:number-columns-repeated="1017"/>
        </table:table-row>
        <table:table-row table:style-name="ro3" table:number-rows-repeated="7">
          <table:table-cell/>
          <table:table-cell table:style-name="Default" table:number-columns-repeated="2"/>
          <table:table-cell table:style-name="ce25"/>
          <table:table-cell table:style-name="ce33"/>
          <table:table-cell table:style-name="ce25"/>
          <table:table-cell table:style-name="ce33"/>
          <table:table-cell table:number-columns-repeated="1017"/>
        </table:table-row>
        <table:table-row table:style-name="ro3" table:number-rows-repeated="7">
          <table:table-cell/>
          <table:table-cell table:style-name="Default" table:number-columns-repeated="2"/>
          <table:table-cell table:style-name="ce25"/>
          <table:table-cell table:style-name="ce33"/>
          <table:table-cell table:style-name="ce25"/>
          <table:table-cell table:style-name="ce33"/>
          <table:table-cell table:number-columns-repeated="6"/>
          <table:table-cell table:style-name="Default" table:number-columns-repeated="4"/>
          <table:table-cell table:number-columns-repeated="1007"/>
        </table:table-row>
        <table:table-row table:style-name="ro3">
          <table:table-cell table:number-columns-repeated="13"/>
          <table:table-cell table:style-name="Default" table:number-columns-repeated="4"/>
          <table:table-cell table:number-columns-repeated="1007"/>
        </table:table-row>
        <table:table-row table:style-name="ro1">
          <table:table-cell/>
          <table:table-cell table:style-name="Default" table:number-columns-repeated="2"/>
          <table:table-cell table:style-name="ce25"/>
          <table:table-cell table:style-name="ce33"/>
          <table:table-cell table:style-name="ce25"/>
          <table:table-cell table:style-name="ce33"/>
          <table:table-cell table:number-columns-repeated="6"/>
          <table:table-cell table:style-name="Default" table:number-columns-repeated="4"/>
          <table:table-cell table:number-columns-repeated="1007"/>
        </table:table-row>
        <table:table-row table:style-name="ro3" table:number-rows-repeated="5">
          <table:table-cell/>
          <table:table-cell table:style-name="Default" table:number-columns-repeated="2"/>
          <table:table-cell table:style-name="ce25"/>
          <table:table-cell table:style-name="ce33"/>
          <table:table-cell table:style-name="ce25"/>
          <table:table-cell table:style-name="ce33"/>
          <table:table-cell table:number-columns-repeated="6"/>
          <table:table-cell table:style-name="Default" table:number-columns-repeated="4"/>
          <table:table-cell table:number-columns-repeated="1007"/>
        </table:table-row>
        <table:table-row table:style-name="ro3" table:number-rows-repeated="9">
          <table:table-cell/>
          <table:table-cell table:style-name="Default" table:number-columns-repeated="2"/>
          <table:table-cell table:style-name="ce25"/>
          <table:table-cell table:style-name="ce33"/>
          <table:table-cell table:style-name="ce25"/>
          <table:table-cell table:style-name="ce33"/>
          <table:table-cell table:number-columns-repeated="1017"/>
        </table:table-row>
        <table:table-row table:style-name="ro3" table:number-rows-repeated="104848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8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1" number:min-integer-digits="1" number:grouping="true"/>
    </number:number-style>
    <number:number-style style:name="N116">
      <number:number number:decimal-places="6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cm" fo:margin-right="1cm" style:scale-to="59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9">00/00/0000</text:date>, <text:time style:data-style-name="N2" text:time-value="0000-00-00T06:33:16.7534704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a Dwan</meta:initial-creator>
    <meta:creation-date>2014-07-28T03:18:05.513353329</meta:creation-date>
    <dc:date>2014-07-29T07:12:16.692468445</dc:date>
    <dc:creator>Paula Dwan</dc:creator>
    <meta:editing-duration>PT55M39S</meta:editing-duration>
    <meta:editing-cycles>9</meta:editing-cycles>
    <meta:generator>LibreOffice/4.1.6.2$Linux_X86_64 LibreOffice_project/410m0$Build-2</meta:generator>
    <meta:document-statistic meta:table-count="1" meta:cell-count="531" meta:object-count="0"/>
  </office:meta>
</office:document-meta>
</file>